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1744a1" officeooo:paragraph-rsid="00455fe1"/>
    </style:style>
    <style:style style:name="P5" style:family="paragraph" style:parent-style-name="Standard" style:list-style-name="L1">
      <style:text-properties officeooo:paragraph-rsid="00455fe1"/>
    </style:style>
    <style:style style:name="P6" style:family="paragraph" style:parent-style-name="Standard" style:list-style-name="L1">
      <style:text-properties officeooo:rsid="00455fe1" officeooo:paragraph-rsid="00455fe1"/>
    </style:style>
    <style:style style:name="P7" style:family="paragraph" style:parent-style-name="Standard" style:list-style-name="L3">
      <style:paragraph-properties fo:text-align="justify" style:justify-single-word="false"/>
      <style:text-properties officeooo:rsid="00455fe1" officeooo:paragraph-rsid="0045ad0d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455fe1" officeooo:paragraph-rsid="00455fe1"/>
    </style:style>
    <style:style style:name="P9" style:family="paragraph" style:parent-style-name="Standard" style:list-style-name="L3">
      <style:paragraph-properties fo:text-align="justify" style:justify-single-word="false"/>
      <style:text-properties officeooo:rsid="00455fe1" officeooo:paragraph-rsid="005399f7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Linux Libertine O" officeooo:rsid="00455fe1" officeooo:paragraph-rsid="00455fe1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Linux Libertine O" officeooo:rsid="00455fe1" officeooo:paragraph-rsid="005399f7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Linux Libertine O" officeooo:rsid="00491fc1" officeooo:paragraph-rsid="005839b9"/>
    </style:style>
    <style:style style:name="P13" style:family="paragraph" style:parent-style-name="Standard">
      <style:paragraph-properties fo:text-align="justify" style:justify-single-word="false"/>
      <style:text-properties style:font-name="Linux Libertine O" officeooo:rsid="00558f7c" officeooo:paragraph-rsid="005839b9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Linux Libertine O" officeooo:rsid="00558f7c" officeooo:paragraph-rsid="005839b9"/>
    </style:style>
    <style:style style:name="P15" style:family="paragraph" style:parent-style-name="Standard">
      <style:paragraph-properties fo:text-align="justify" style:justify-single-word="false"/>
      <style:text-properties officeooo:rsid="0045ad0d" officeooo:paragraph-rsid="0045ad0d"/>
    </style:style>
    <style:style style:name="P16" style:family="paragraph" style:parent-style-name="Standard" style:list-style-name="L3">
      <style:paragraph-properties fo:text-align="justify" style:justify-single-word="false"/>
      <style:text-properties officeooo:rsid="0045ad0d" officeooo:paragraph-rsid="0045ad0d"/>
    </style:style>
    <style:style style:name="P17" style:family="paragraph" style:parent-style-name="Standard" style:list-style-name="L3">
      <style:paragraph-properties fo:text-align="justify" style:justify-single-word="false"/>
      <style:text-properties officeooo:rsid="0045ad0d" officeooo:paragraph-rsid="005399f7"/>
    </style:style>
    <style:style style:name="P18" style:family="paragraph" style:parent-style-name="Standard">
      <style:paragraph-properties fo:text-align="justify" style:justify-single-word="false"/>
      <style:text-properties officeooo:rsid="0045ad0d" officeooo:paragraph-rsid="005399f7"/>
    </style:style>
    <style:style style:name="P19" style:family="paragraph" style:parent-style-name="Standard">
      <style:paragraph-properties fo:text-align="justify" style:justify-single-word="false"/>
      <style:text-properties officeooo:rsid="0045ad0d" officeooo:paragraph-rsid="005839b9"/>
    </style:style>
    <style:style style:name="P20" style:family="paragraph" style:parent-style-name="Standard" style:list-style-name="L6">
      <style:paragraph-properties fo:text-align="justify" style:justify-single-word="false"/>
      <style:text-properties officeooo:paragraph-rsid="005839b9"/>
    </style:style>
    <style:style style:name="P21" style:family="paragraph" style:parent-style-name="Standard">
      <style:paragraph-properties fo:text-align="justify" style:justify-single-word="false"/>
      <style:text-properties officeooo:rsid="0046b13d" officeooo:paragraph-rsid="0046b13d"/>
    </style:style>
    <style:style style:name="P22" style:family="paragraph" style:parent-style-name="Standard" style:list-style-name="L4">
      <style:paragraph-properties fo:text-align="justify" style:justify-single-word="false"/>
      <style:text-properties officeooo:rsid="0046b13d" officeooo:paragraph-rsid="0046b13d"/>
    </style:style>
    <style:style style:name="P23" style:family="paragraph" style:parent-style-name="Standard" style:list-style-name="L4">
      <style:paragraph-properties fo:text-align="justify" style:justify-single-word="false"/>
      <style:text-properties officeooo:rsid="0046b13d" officeooo:paragraph-rsid="00491fc1"/>
    </style:style>
    <style:style style:name="P24" style:family="paragraph" style:parent-style-name="Standard" style:list-style-name="L4">
      <style:paragraph-properties fo:text-align="justify" style:justify-single-word="false"/>
      <style:text-properties officeooo:rsid="0046b13d" officeooo:paragraph-rsid="00559843"/>
    </style:style>
    <style:style style:name="P25" style:family="paragraph" style:parent-style-name="Standard" style:list-style-name="L4">
      <style:paragraph-properties fo:text-align="justify" style:justify-single-word="false"/>
      <style:text-properties officeooo:rsid="0046b13d" officeooo:paragraph-rsid="005839b9"/>
    </style:style>
    <style:style style:name="P26" style:family="paragraph" style:parent-style-name="Standard">
      <style:paragraph-properties fo:text-align="justify" style:justify-single-word="false"/>
      <style:text-properties officeooo:rsid="0046b13d" officeooo:paragraph-rsid="00491fc1"/>
    </style:style>
    <style:style style:name="P27" style:family="paragraph" style:parent-style-name="Standard">
      <style:paragraph-properties fo:text-align="justify" style:justify-single-word="false"/>
      <style:text-properties officeooo:rsid="0046b13d" officeooo:paragraph-rsid="005399f7"/>
    </style:style>
    <style:style style:name="P28" style:family="paragraph" style:parent-style-name="Standard" style:list-style-name="L5">
      <style:paragraph-properties fo:text-align="justify" style:justify-single-word="false"/>
      <style:text-properties officeooo:rsid="0046b13d" officeooo:paragraph-rsid="005399f7"/>
    </style:style>
    <style:style style:name="P29" style:family="paragraph" style:parent-style-name="Standard">
      <style:paragraph-properties fo:text-align="justify" style:justify-single-word="false"/>
      <style:text-properties officeooo:rsid="0046b13d" officeooo:paragraph-rsid="00550981"/>
    </style:style>
    <style:style style:name="P30" style:family="paragraph" style:parent-style-name="Standard">
      <style:paragraph-properties fo:text-align="justify" style:justify-single-word="false"/>
      <style:text-properties officeooo:rsid="0046b13d" officeooo:paragraph-rsid="005839b9"/>
    </style:style>
    <style:style style:name="P31" style:family="paragraph" style:parent-style-name="Standard">
      <style:paragraph-properties fo:text-align="justify" style:justify-single-word="false"/>
      <style:text-properties officeooo:rsid="00491fc1" officeooo:paragraph-rsid="00491fc1"/>
    </style:style>
    <style:style style:name="P32" style:family="paragraph" style:parent-style-name="Standard" style:list-style-name="L4">
      <style:paragraph-properties fo:text-align="justify" style:justify-single-word="false"/>
      <style:text-properties officeooo:rsid="00491fc1" officeooo:paragraph-rsid="00491fc1"/>
    </style:style>
    <style:style style:name="P33" style:family="paragraph" style:parent-style-name="Standard" style:list-style-name="L4">
      <style:paragraph-properties fo:text-align="justify" style:justify-single-word="false"/>
      <style:text-properties officeooo:rsid="00491fc1" officeooo:paragraph-rsid="00550981"/>
    </style:style>
    <style:style style:name="P34" style:family="paragraph" style:parent-style-name="Standard" style:list-style-name="L4">
      <style:paragraph-properties fo:text-align="justify" style:justify-single-word="false"/>
      <style:text-properties officeooo:rsid="00491fc1" officeooo:paragraph-rsid="00559843"/>
    </style:style>
    <style:style style:name="P35" style:family="paragraph" style:parent-style-name="Standard">
      <style:paragraph-properties fo:text-align="justify" style:justify-single-word="false"/>
      <style:text-properties officeooo:rsid="00491fc1" officeooo:paragraph-rsid="00559843"/>
    </style:style>
    <style:style style:name="P36" style:family="paragraph" style:parent-style-name="Standard">
      <style:paragraph-properties fo:text-align="justify" style:justify-single-word="false"/>
      <style:text-properties officeooo:rsid="00491fc1" officeooo:paragraph-rsid="005839b9"/>
    </style:style>
    <style:style style:name="P37" style:family="paragraph" style:parent-style-name="Standard" style:list-style-name="L4">
      <style:paragraph-properties fo:text-align="justify" style:justify-single-word="false"/>
      <style:text-properties officeooo:rsid="0049c8e4" officeooo:paragraph-rsid="0049c8e4"/>
    </style:style>
    <style:style style:name="P38" style:family="paragraph" style:parent-style-name="Standard" style:list-style-name="L4">
      <style:paragraph-properties fo:text-align="justify" style:justify-single-word="false"/>
      <style:text-properties officeooo:rsid="004b8dbc" officeooo:paragraph-rsid="004b8dbc"/>
    </style:style>
    <style:style style:name="P39" style:family="paragraph" style:parent-style-name="Standard" style:list-style-name="L4">
      <style:paragraph-properties fo:text-align="justify" style:justify-single-word="false"/>
      <style:text-properties officeooo:rsid="004cf2cf" officeooo:paragraph-rsid="004cf2cf"/>
    </style:style>
    <style:style style:name="P40" style:family="paragraph" style:parent-style-name="Standard" style:list-style-name="L4">
      <style:paragraph-properties fo:text-align="justify" style:justify-single-word="false"/>
      <style:text-properties officeooo:rsid="00509fbc" officeooo:paragraph-rsid="00509fbc"/>
    </style:style>
    <style:style style:name="P41" style:family="paragraph" style:parent-style-name="Standard">
      <style:paragraph-properties fo:text-align="justify" style:justify-single-word="false"/>
      <style:text-properties officeooo:rsid="00509fbc" officeooo:paragraph-rsid="00509fbc"/>
    </style:style>
    <style:style style:name="P42" style:family="paragraph" style:parent-style-name="Standard" style:list-style-name="L4">
      <style:paragraph-properties fo:text-align="justify" style:justify-single-word="false"/>
      <style:text-properties officeooo:rsid="00550981" officeooo:paragraph-rsid="00550981"/>
    </style:style>
    <style:style style:name="P43" style:family="paragraph" style:parent-style-name="Standard" style:list-style-name="L4">
      <style:paragraph-properties fo:text-align="justify" style:justify-single-word="false"/>
      <style:text-properties officeooo:rsid="00550981" officeooo:paragraph-rsid="005839b9"/>
    </style:style>
    <style:style style:name="P44" style:family="paragraph" style:parent-style-name="Standard">
      <style:paragraph-properties fo:text-align="justify" style:justify-single-word="false"/>
      <style:text-properties officeooo:rsid="00550981" officeooo:paragraph-rsid="00550981"/>
    </style:style>
    <style:style style:name="P45" style:family="paragraph" style:parent-style-name="Standard">
      <style:paragraph-properties fo:text-align="justify" style:justify-single-word="false"/>
      <style:text-properties officeooo:rsid="00550981" officeooo:paragraph-rsid="005839b9"/>
    </style:style>
    <style:style style:name="P46" style:family="paragraph" style:parent-style-name="Standard" style:list-style-name="L4">
      <style:paragraph-properties fo:text-align="justify" style:justify-single-word="false"/>
      <style:text-properties officeooo:rsid="00558f7c" officeooo:paragraph-rsid="00558f7c"/>
    </style:style>
    <style:style style:name="P47" style:family="paragraph" style:parent-style-name="Standard" style:list-style-name="L4">
      <style:paragraph-properties fo:text-align="justify" style:justify-single-word="false"/>
      <style:text-properties officeooo:rsid="00558f7c" officeooo:paragraph-rsid="005839b9"/>
    </style:style>
    <style:style style:name="P48" style:family="paragraph" style:parent-style-name="Standard" style:list-style-name="L6">
      <style:paragraph-properties fo:text-align="justify" style:justify-single-word="false"/>
      <style:text-properties officeooo:rsid="005a191d" officeooo:paragraph-rsid="005a191d"/>
    </style:style>
    <style:style style:name="P49" style:family="paragraph" style:parent-style-name="Standard">
      <style:paragraph-properties fo:text-align="justify" style:justify-single-word="false" fo:break-before="page"/>
      <style:text-properties officeooo:rsid="00491fc1" officeooo:paragraph-rsid="00491fc1"/>
    </style:style>
    <style:style style:name="P50" style:family="paragraph" style:parent-style-name="Standard">
      <style:paragraph-properties fo:text-align="justify" style:justify-single-word="false" fo:break-before="page"/>
      <style:text-properties officeooo:rsid="0046b13d" officeooo:paragraph-rsid="00550981"/>
    </style:style>
    <style:style style:name="P51" style:family="paragraph" style:parent-style-name="Heading_20_2">
      <style:text-properties officeooo:paragraph-rsid="00167c96"/>
    </style:style>
    <style:style style:name="P52" style:family="paragraph" style:parent-style-name="Heading_20_2">
      <style:paragraph-properties fo:break-before="page"/>
      <style:text-properties officeooo:paragraph-rsid="005399f7"/>
    </style:style>
    <style:style style:name="P53" style:family="paragraph" style:parent-style-name="Heading_20_2">
      <style:paragraph-properties fo:text-align="justify" style:justify-single-word="false" fo:break-before="page"/>
      <style:text-properties officeooo:rsid="00550981" officeooo:paragraph-rsid="005839b9"/>
    </style:style>
    <style:style style:name="P54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52c41"/>
    </style:style>
    <style:style style:name="T3" style:family="text">
      <style:text-properties style:font-name="Liberation Sans1" fo:font-size="9pt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style:font-name="Liberation Sans1" style:text-underline-style="none" officeooo:rsid="00167c96"/>
    </style:style>
    <style:style style:name="T6" style:family="text">
      <style:text-properties style:font-name="Liberation Sans1" style:text-underline-style="none" officeooo:rsid="001744a1"/>
    </style:style>
    <style:style style:name="T7" style:family="text">
      <style:text-properties style:font-name="Liberation Sans1" style:text-underline-style="none" officeooo:rsid="00525f1e"/>
    </style:style>
    <style:style style:name="T8" style:family="text">
      <style:text-properties style:font-name="Liberation Sans1" style:text-underline-style="none" officeooo:rsid="005399f7"/>
    </style:style>
    <style:style style:name="T9" style:family="text">
      <style:text-properties style:font-name="Liberation Sans1" style:text-underline-style="none" officeooo:rsid="005839b9"/>
    </style:style>
    <style:style style:name="T10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1" style:family="text">
      <style:text-properties fo:color="#0000ff" style:font-name="Liberation Sans1" fo:font-size="9pt" fo:font-weight="bold" officeooo:rsid="00452c41" style:font-size-asian="9pt" style:font-weight-asian="bold" style:font-name-complex="Arial1" style:font-size-complex="9pt" style:font-weight-complex="bold"/>
    </style:style>
    <style:style style:name="T12" style:family="text">
      <style:text-properties style:font-name="DejaVu Sans Mono" fo:font-size="9pt" fo:font-weight="bold" officeooo:rsid="00178c3f" style:font-size-asian="9pt" style:font-weight-asian="bold" style:font-size-complex="9pt" style:font-weight-complex="bold"/>
    </style:style>
    <style:style style:name="T13" style:family="text">
      <style:text-properties style:font-name="DejaVu Sans Mono" fo:font-size="9pt" fo:font-weight="bold" officeooo:rsid="00455fe1" style:font-size-asian="9pt" style:font-weight-asian="bold" style:font-size-complex="9pt" style:font-weight-complex="bold"/>
    </style:style>
    <style:style style:name="T14" style:family="text">
      <style:text-properties style:font-name="DejaVu Sans Mono" fo:font-size="9pt" fo:font-weight="bold" officeooo:rsid="004e0c11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style:text-underline-style="none" fo:font-weight="bold" officeooo:rsid="00178c3f" style:font-size-asian="9pt" style:font-weight-asian="bold" style:font-size-complex="9pt" style:font-weight-complex="bold"/>
    </style:style>
    <style:style style:name="T16" style:family="text">
      <style:text-properties officeooo:rsid="00178c3f"/>
    </style:style>
    <style:style style:name="T17" style:family="text">
      <style:text-properties style:text-underline-style="none" officeooo:rsid="00178c3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399f7" style:font-weight-asian="bold" style:font-weight-complex="bold"/>
    </style:style>
    <style:style style:name="T20" style:family="text">
      <style:text-properties fo:font-weight="bold" officeooo:rsid="005839b9" style:font-weight-asian="bold" style:font-weight-complex="bold"/>
    </style:style>
    <style:style style:name="T21" style:family="text">
      <style:text-properties officeooo:rsid="0045ad0d"/>
    </style:style>
    <style:style style:name="T22" style:family="text">
      <style:text-properties officeooo:rsid="00475aa2"/>
    </style:style>
    <style:style style:name="T23" style:family="text">
      <style:text-properties officeooo:rsid="00491fc1"/>
    </style:style>
    <style:style style:name="T24" style:family="text">
      <style:text-properties officeooo:rsid="0049c8e4"/>
    </style:style>
    <style:style style:name="T25" style:family="text">
      <style:text-properties officeooo:rsid="004cf2cf"/>
    </style:style>
    <style:style style:name="T26" style:family="text">
      <style:text-properties style:font-name="Linux Libertine O"/>
    </style:style>
    <style:style style:name="T27" style:family="text">
      <style:text-properties style:font-name="Linux Libertine O" officeooo:rsid="0046b13d"/>
    </style:style>
    <style:style style:name="T28" style:family="text">
      <style:text-properties style:font-name="Linux Libertine O" style:text-underline-style="none"/>
    </style:style>
    <style:style style:name="T29" style:family="text">
      <style:text-properties style:font-name="Linux Libertine O" style:text-underline-style="none" officeooo:rsid="005839b9"/>
    </style:style>
    <style:style style:name="T30" style:family="text">
      <style:text-properties officeooo:rsid="005399f7"/>
    </style:style>
    <style:style style:name="T31" style:family="text">
      <style:text-properties officeooo:rsid="00541a5a"/>
    </style:style>
    <style:style style:name="T32" style:family="text">
      <style:text-properties officeooo:rsid="00550981"/>
    </style:style>
    <style:style style:name="T33" style:family="text">
      <style:text-properties officeooo:rsid="00558f7c"/>
    </style:style>
    <style:style style:name="T34" style:family="text">
      <style:text-properties officeooo:rsid="005598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Uso <text:span text:style-name="T2">de VirtualBox</text:span>.</text:h>
      <text:p text:style-name="Heading_20_2">Preparar el entorno de trabajo</text:p>
      <text:p text:style-name="P4">Cree un directorio para realizar la práctica y <text:span text:style-name="T16">en el </text:span><text:span text:style-name="T17">mismo</text:span><text:span text:style-name="T16"> copie los archivos provistos por la cátedra:</text:span></text:p>
      <text:list xml:id="list611830355380428561" text:style-name="L1">
        <text:list-item>
          <text:p text:style-name="P5"><text:span text:style-name="T13">ubuntu-16.04.</text:span><text:span text:style-name="T14">2</text:span><text:span text:style-name="T13">-server-i386.iso</text:span></text:p>
        </text:list-item>
        <text:list-item>
          <text:p text:style-name="P6"><text:span text:style-name="T12">turnkey-lamp-14.1-jessie-amd64.iso</text:span></text:p>
        </text:list-item>
        <text:list-item>
          <text:p text:style-name="P5"><text:span text:style-name="T12">turnkey-lamp-14.1-jessie-amd64.ova</text:span></text:p>
        </text:list-item>
      </text:list>
      <text:p text:style-name="P51"><text:span text:style-name="T5">Creación de </text:span><text:span text:style-name="T6">la</text:span><text:span text:style-name="T5"> máquina virtual </text:span><text:span text:style-name="T8">e instalación de</text:span><text:span text:style-name="T7"> Ubuntu Server 16.04</text:span></text:p>
      <text:p text:style-name="P15"><text:span text:style-name="T26">Creamos una nueva máquina virtual haciendo click en el botón “Nueva” o mediante el menú “Máquina → Nueva”</text:span></text:p>
      <text:list xml:id="list6172219548299703127" text:style-name="L3">
        <text:list-item>
          <text:p text:style-name="P10"><text:span text:style-name="T21">Definir en la pantalla inicial</text:span>:</text:p>
          <text:list>
            <text:list-item>
              <text:p text:style-name="P10">Nombre: <text:span text:style-name="T18">Prueba 1 2017</text:span></text:p>
            </text:list-item>
            <text:list-item>
              <text:p text:style-name="P10">Tipo: <text:span text:style-name="T18">Linux</text:span></text:p>
            </text:list-item>
            <text:list-item>
              <text:p text:style-name="P10">Versión: <text:span text:style-name="T18">Ubuntu (32 bits)</text:span></text:p>
            </text:list-item>
          </text:list>
        </text:list-item>
        <text:list-item>
          <text:p text:style-name="P16">Hacer click en “Siguiente”.</text:p>
        </text:list-item>
        <text:list-item>
          <text:p text:style-name="P7"><text:span text:style-name="T21">Setear la c</text:span>antidad de memoria <text:span text:style-name="T21">en</text:span> 256 MB y hacer click en “Siguiente”.</text:p>
        </text:list-item>
        <text:list-item>
          <text:p text:style-name="P8">Seleccionar la opción “Crear un disco duro virtual ahora” y hacer click en “Crear”.</text:p>
        </text:list-item>
        <text:list-item>
          <text:p text:style-name="P8">Seleccionar para el disco el formato “VDI” y hacer click en “Siguiente”.</text:p>
        </text:list-item>
        <text:list-item>
          <text:p text:style-name="P8">Seleccionar “Reservado dinámicamente” y hacer click en “Siguiente”.</text:p>
        </text:list-item>
        <text:list-item>
          <text:p text:style-name="P16">Dejar el nombre por defecto para la imagen de disco y el tamaño en 8 GB y hacer click en “Crear”.</text:p>
        </text:list-item>
      </text:list>
      <text:p text:style-name="P15"/>
      <text:p text:style-name="P21">Antes de comenzar la instalación deberemos asociar a la máquina virtual el disco de instalación de Ubuntu 16.04.<text:span text:style-name="T31">2</text:span> Server.</text:p>
      <text:list xml:id="list2447724129178159130" text:style-name="L4">
        <text:list-item>
          <text:p text:style-name="P22">Seleccionar la máquina <text:span text:style-name="T18">“Prueba 1 2017”</text:span> y hacer click en el botón “Configuración”.</text:p>
        </text:list-item>
        <text:list-item>
          <text:p text:style-name="P22">Elegir del panel de la izquierda la opción “Almacenamiento”.</text:p>
        </text:list-item>
        <text:list-item>
          <text:p text:style-name="P22">En el panel del centro dentro de “Controlador: IDE” seleccionar el ícono que representa un CD/DVD (en este momento debería decir algo como “Vacío”).</text:p>
        </text:list-item>
        <text:list-item>
          <text:p text:style-name="P22">En el panel de la derecha, luego de”IDE secundario maestro”, hacer click en el ícono del CD/DVD y <text:span text:style-name="T22">seleccionar</text:span> la opción “Seleccione archivo de disco óptico virtual”</text:p>
        </text:list-item>
        <text:list-item>
          <text:p text:style-name="P22">Navegar por el sistema de archivos y seleccionar la imagen <text:span text:style-name="T13">ubuntu-16.04.</text:span><text:span text:style-name="T14">2</text:span><text:span text:style-name="T13">-server-i386.iso</text:span> luego hacer click en “Abrir”.</text:p>
        </text:list-item>
        <text:list-item>
          <text:p text:style-name="P22">Hacer click en “OK”.</text:p>
        </text:list-item>
      </text:list>
      <text:p text:style-name="P21"/>
      <text:p text:style-name="P31"/>
      <text:p text:style-name="P49">Para agilizar la instalación desactivaremos el acceso a Internet de la máquina virtual durante la misma:</text:p>
      <text:list xml:id="list141739759561545" text:continue-numbering="true" text:style-name="L4">
        <text:list-item>
          <text:p text:style-name="P23">Seleccionar la máquina <text:span text:style-name="T18">“Prueba 1 2017”</text:span> y hacer click en el botón “Configuración”.</text:p>
        </text:list-item>
        <text:list-item>
          <text:p text:style-name="P23">Elegir del panel de la izquierda la opción “<text:span text:style-name="T23">Red</text:span>”</text:p>
        </text:list-item>
        <text:list-item>
          <text:p text:style-name="P23"><text:span text:style-name="T23">En el panel de la derecha en la opción “Conectado a:” cambiar la opción de “NAT” a “No conectado”</text:span>.</text:p>
        </text:list-item>
        <text:list-item>
          <text:p text:style-name="P32">Hacer click en el botón “OK”.</text:p>
        </text:list-item>
      </text:list>
      <text:p text:style-name="P26"/>
      <text:p text:style-name="P26">Seleccionar la máquina <text:span text:style-name="T18">“Prueba 1 2017”</text:span> y hacer click en el botón “<text:span text:style-name="T23">Iniciar</text:span>” <text:span text:style-name="T23">para arrancar la máquina y que comience la instalación.</text:span></text:p>
      <text:list xml:id="list141741086803964" text:continue-numbering="true" text:style-name="L4">
        <text:list-item>
          <text:p text:style-name="P32">Elegir (con el tecado) como idioma de instalación “Español”.</text:p>
        </text:list-item>
        <text:list-item>
          <text:p text:style-name="P32">Elegir la opción “Instalar Ubuntu Server”.</text:p>
        </text:list-item>
        <text:list-item>
          <text:p text:style-name="P32">Seleccionar el país como “Argentina”.</text:p>
        </text:list-item>
        <text:list-item>
          <text:p text:style-name="P32">Seleccionar “No” detectar la disposición del teclado.</text:p>
        </text:list-item>
        <text:list-item>
          <text:p text:style-name="P32">Seleccionar la disposicion del teclado como “Spanish (Latin America<text:span text:style-name="T24">n</text:span>)”.</text:p>
        </text:list-item>
        <text:list-item>
          <text:p text:style-name="P37">Al detectar la configuración de red nos informará que se produjo un fallo (recordemos que dejamos la máquina virtual sin acceso a Internet). Continuar presionando &lt;enter&gt;</text:p>
        </text:list-item>
        <text:list-item>
          <text:p text:style-name="P37">Seleccionar la opción “No configurar la red en este momento”.</text:p>
        </text:list-item>
        <text:list-item>
          <text:p text:style-name="P37">Ponerle como nombre al servidor: prueba1</text:p>
        </text:list-item>
        <text:list-item>
          <text:p text:style-name="P37">Crear un usuario llamado “usuario” con la contraseña “usuario”</text:p>
        </text:list-item>
        <text:list-item>
          <text:p text:style-name="P37">Seleccionar la opción de “No” cifrar la carpeta personal del usuario.</text:p>
        </text:list-item>
        <text:list-item>
          <text:p text:style-name="P38">Configurar el particionado del disco</text:p>
          <text:list>
            <text:list-item>
              <text:p text:style-name="P37">Seleccionar la opción “Guiado – Utilizar todo el disco y configurar LVM”.</text:p>
            </text:list-item>
            <text:list-item>
              <text:p text:style-name="P37">Elegir el único disco que nos ofrece.</text:p>
            </text:list-item>
            <text:list-item>
              <text:p text:style-name="P37">Decir que “Si” a guardar los cambios en los discos y configurar LVM.</text:p>
            </text:list-item>
            <text:list-item>
              <text:p text:style-name="P37">Dejar la opción por defecto en la cantidad de espacio a utilizar.</text:p>
            </text:list-item>
            <text:list-item>
              <text:p text:style-name="P37">Elegir la opción “Finalizar el particionado y escribir cambios en el disco”.</text:p>
            </text:list-item>
            <text:list-item>
              <text:p text:style-name="P37">Confirmar el particionado eligiendo la opción “Si”.</text:p>
            </text:list-item>
          </text:list>
        </text:list-item>
        <text:list-item>
          <text:p text:style-name="P38">Elegir “Sin actualizaciones automáticas”.</text:p>
        </text:list-item>
        <text:list-item>
          <text:p text:style-name="P38">En la selección de servicios a instalar seleccionar:</text:p>
          <text:list>
            <text:list-item>
              <text:p text:style-name="P38">OpenSSH server</text:p>
            </text:list-item>
          </text:list>
        </text:list-item>
        <text:list-item>
          <text:p text:style-name="P38">y hacer click en <text:span text:style-name="T25">continuar.</text:span></text:p>
        </text:list-item>
        <text:list-item>
          <text:p text:style-name="P39">Contestar “Sí” a la instalación del GRUB en el registro principal de arranque.</text:p>
        </text:list-item>
        <text:list-item>
          <text:p text:style-name="P39">Al finalizar la instalación hacer click en “Continuar” para reiniciar el equipo y arrancar el Ubuntu recién instalado.</text:p>
        </text:list-item>
        <text:list-item>
          <text:p text:style-name="P40">Cerrar la máquina virtual apagando el servidor.</text:p>
        </text:list-item>
      </text:list>
      <text:p text:style-name="P41"/>
      <text:p text:style-name="P41">Para poder usar esta máquina sería recomendable activar nuevamente la conexión de red y configurarla.</text:p>
      <text:p text:style-name="P41"/>
      <text:p text:style-name="P41"/>
      <text:p text:style-name="P52"><text:span text:style-name="T5">Creación de </text:span><text:span text:style-name="T6">la</text:span><text:span text:style-name="T5"> máquina virtual </text:span><text:span text:style-name="T8">e instalación de Turnkey</text:span><text:span text:style-name="T7"> </text:span><text:span text:style-name="T8">Linux Lamp</text:span></text:p>
      <text:p text:style-name="P18"><text:span text:style-name="T26">Creamos una nueva máquina virtual haciendo click en el botón “Nueva” o mediante el menú “Máquina → Nueva”</text:span></text:p>
      <text:list xml:id="list141740367416373" text:continue-list="list6172219548299703127" text:style-name="L3">
        <text:list-item>
          <text:p text:style-name="P11"><text:span text:style-name="T21">Definir en la pantalla inicial</text:span>:</text:p>
          <text:list>
            <text:list-item>
              <text:p text:style-name="P11">Nombre: <text:span text:style-name="T18"><text:s/></text:span><text:span text:style-name="T19">Turnkey 1</text:span><text:span text:style-name="T18"> 2017</text:span></text:p>
            </text:list-item>
            <text:list-item>
              <text:p text:style-name="P11">Tipo: <text:span text:style-name="T18">Linux</text:span></text:p>
            </text:list-item>
            <text:list-item>
              <text:p text:style-name="P11">Versión: <text:span text:style-name="T19">Debian</text:span><text:span text:style-name="T18"> (</text:span><text:span text:style-name="T19">64</text:span><text:span text:style-name="T18"> bits)</text:span></text:p>
            </text:list-item>
          </text:list>
        </text:list-item>
        <text:list-item>
          <text:p text:style-name="P17">Hacer click en “Siguiente”.</text:p>
        </text:list-item>
        <text:list-item>
          <text:p text:style-name="P9"><text:span text:style-name="T21">Setear la c</text:span>antidad de memoria <text:span text:style-name="T21">en</text:span> <text:span text:style-name="T30">542</text:span> MB y hacer click en “Siguiente”.</text:p>
        </text:list-item>
        <text:list-item>
          <text:p text:style-name="P9">Seleccionar la opción “Crear un disco duro virtual ahora” y hacer click en “Crear”.</text:p>
        </text:list-item>
        <text:list-item>
          <text:p text:style-name="P9">Seleccionar para el disco el formato “VDI” y hacer click en “Siguiente”.</text:p>
        </text:list-item>
        <text:list-item>
          <text:p text:style-name="P9">Seleccionar “Reservado dinámicamente” y hacer click en “Siguiente”.</text:p>
        </text:list-item>
        <text:list-item>
          <text:p text:style-name="P17">Dejar el nombre por defecto para la imagen de disco y el tamaño en 8 GB y hacer click en “Crear”.</text:p>
        </text:list-item>
      </text:list>
      <text:p text:style-name="P18"/>
      <text:p text:style-name="P27">Antes de comenzar la instalación deberemos asociar a la máquina virtual el disco de instalación de <text:span text:style-name="T31">Turnkey Linux Lamp 14.1</text:span>.</text:p>
      <text:list xml:id="list3990659056963029118" text:style-name="L5">
        <text:list-item>
          <text:p text:style-name="P28">Seleccionar la máquina <text:span text:style-name="T18">“</text:span><text:span text:style-name="T19">Turnkey</text:span><text:span text:style-name="T18"> 1 2017”</text:span> y hacer click en el botón “Configuración”.</text:p>
        </text:list-item>
        <text:list-item>
          <text:p text:style-name="P28">Elegir del panel de la izquierda la opción “Almacenamiento”.</text:p>
        </text:list-item>
        <text:list-item>
          <text:p text:style-name="P28">En el panel del centro dentro de “Controlador: IDE” seleccionar el ícono que representa un CD/DVD (en este momento debería decir algo como “Vacío”).</text:p>
        </text:list-item>
        <text:list-item>
          <text:p text:style-name="P28">En el panel de la derecha, luego de”IDE secundario maestro”, hacer click en el ícono del CD/DVD y <text:span text:style-name="T22">seleccionar</text:span> la opción “Seleccione archivo de disco óptico virtual”</text:p>
        </text:list-item>
        <text:list-item>
          <text:p text:style-name="P28">Navegar por el sistema de archivos y seleccionar la imagen <text:span text:style-name="T12">turnkey-lamp-14.1-jessie-amd64.iso</text:span> luego hacer click en “Abrir”.</text:p>
        </text:list-item>
        <text:list-item>
          <text:p text:style-name="P28"><text:span text:style-name="T26">Hacer click en “OK”.</text:span></text:p>
        </text:list-item>
      </text:list>
      <text:p text:style-name="P35"><text:span text:style-name="T27"/></text:p>
      <text:p text:style-name="P35"><text:span text:style-name="T34">Como esta máquina brinda servicios (web, mysql, ssh ,etc) configuraremos la máquina virtual para que tenga una IP visible a la red</text:span>:</text:p>
      <text:list xml:id="list141739681679923" text:continue-list="list141741086803964" text:style-name="L4">
        <text:list-item>
          <text:p text:style-name="P24">Seleccionar la máquina <text:span text:style-name="T18">“</text:span><text:span text:style-name="T19">Turnkey</text:span><text:span text:style-name="T18"> 1 2017”</text:span> y hacer click en el botón “Configuración”.</text:p>
        </text:list-item>
        <text:list-item>
          <text:p text:style-name="P24">Elegir del panel de la izquierda la opción “<text:span text:style-name="T23">Red</text:span>”</text:p>
        </text:list-item>
        <text:list-item>
          <text:p text:style-name="P24"><text:span text:style-name="T23">En el panel de la derecha en la opción “Conectado a:” cambiar la opción de “NAT” a “Adaptador Puente” y elegir la interfaz por la cual nos conectamos a la red, por ejemplo eth0, wlan0, etc.</text:span></text:p>
        </text:list-item>
        <text:list-item>
          <text:p text:style-name="P34"><text:span text:style-name="T26">Hacer click en el botón “OK”.</text:span></text:p>
        </text:list-item>
      </text:list>
      <text:p text:style-name="P21"/>
      <text:p text:style-name="P29"/>
      <text:p text:style-name="P50">Seleccionar la máquina <text:span text:style-name="T18">“Prueba 1 2017”</text:span> y hacer click en el botón “<text:span text:style-name="T23">Iniciar</text:span>” <text:span text:style-name="T23">para arrancar la máquina y que comience la instalación.</text:span></text:p>
      <text:list xml:id="list141739124772344" text:continue-numbering="true" text:style-name="L4">
        <text:list-item>
          <text:p text:style-name="P33">Elegir <text:span text:style-name="T32">la opción “Install to hard disk”.</text:span></text:p>
        </text:list-item>
        <text:list-item>
          <text:p text:style-name="P42">En el método de particionado elegir “Guided – use entire disk”.</text:p>
        </text:list-item>
        <text:list-item>
          <text:p text:style-name="P42">Confirmar los cambios en el disco seleccionando “Yes”.</text:p>
        </text:list-item>
        <text:list-item>
          <text:p text:style-name="P42">Instalar GRUB en el MBR seleccionando “Yes”.</text:p>
        </text:list-item>
        <text:list-item>
          <text:p text:style-name="P42">Contestar “Yes” a la opción de reiniciar.</text:p>
        </text:list-item>
        <text:list-item>
          <text:p text:style-name="P42">Si la máquina no reinicia, cerrarla y volver a iniciarla mediante el botón “Iniciar”.</text:p>
        </text:list-item>
        <text:list-item>
          <text:p text:style-name="P42">Al arrancar la primera vez, nos pedirá que ingresemos la password que deseemos para el usuario root. Ingresar como password “<text:span text:style-name="T33">Alumno2017</text:span>” y confirmarla <text:span text:style-name="T33">(Turnkey exige que la password tenga al menos 8 caracteres, mezcla de mayúsculas y minúsculas y números).</text:span></text:p>
        </text:list-item>
        <text:list-item>
          <text:p text:style-name="P46">Nos pedirá a continuación la contraseña del usuario DBA de MySQL. <text:s/><text:span text:style-name="T32">Ingresar como password “</text:span>Alumno2017<text:span text:style-name="T32">” y confirmarla.</text:span></text:p>
        </text:list-item>
        <text:list-item>
          <text:p text:style-name="P46">En la pantalla “Hub Services” dejar la API key en blanco y seleccionar “Apply”</text:p>
        </text:list-item>
        <text:list-item>
          <text:p text:style-name="P46">En la pantalla “System Notifications...” dejar el email en blanco y seleccionar “Skip”.</text:p>
        </text:list-item>
        <text:list-item>
          <text:p text:style-name="P46">En la pantalla “Security Updates” seleccionar “Skip”.</text:p>
        </text:list-item>
        <text:list-item>
          <text:p text:style-name="P46">Nos aparece una pantalla donde figuran las I<text:span text:style-name="T34">P</text:span>s y puertos de los servicios instalados en la máquina virtual.</text:p>
        </text:list-item>
      </text:list>
      <text:p text:style-name="P44"/>
      <text:p text:style-name="P44"/>
      <text:p text:style-name="P44"/>
      <text:p text:style-name="P53"><text:span text:style-name="T5">Creación de </text:span><text:span text:style-name="T6">la</text:span><text:span text:style-name="T5"> </text:span><text:span text:style-name="T9">VM</text:span><text:span text:style-name="T8"> Turnkey</text:span><text:span text:style-name="T7"> </text:span><text:span text:style-name="T8">Linux L</text:span><text:span text:style-name="T9">AMP desde un Virtual Appliance</text:span></text:p>
      <text:p text:style-name="P45"><text:span text:style-name="T9"/></text:p>
      <text:p text:style-name="P19"><text:span text:style-name="T29">Importaremos la Virtual Appliance mediante el menú “Archivo → Importar servicio virtualizado”:</text:span></text:p>
      <text:list xml:id="list9210603830917913768" text:style-name="L6">
        <text:list-item>
          <text:p text:style-name="P20"><text:span text:style-name="T29">En la pantalla “Servicio a importar” navegar el sistema de archivos y seleccionar el archivo </text:span><text:span text:style-name="T15">turnkey-lamp-14.1-jessie-amd64.ova </text:span><text:span text:style-name="T29">(provisto por la cátedra) y hacer click en el botón siguiente.</text:span></text:p>
        </text:list-item>
        <text:list-item>
          <text:p text:style-name="P48"><text:span text:style-name="T28">Dejar las opciones por defecto y marcar el checkbox “Reinicializar la dirección MAC de todas las tarjetas de red” y luego presionar el botón “Importar”.</text:span></text:p>
        </text:list-item>
        <text:list-item>
          <text:p text:style-name="P48"><text:span text:style-name="T28">Ahora en la lista de máquinas virtuales nos aparece “TURNKEY LAMP”.</text:span></text:p>
        </text:list-item>
      </text:list>
      <text:p text:style-name="P45"><text:span text:style-name="T9"/></text:p>
      <text:p text:style-name="P36"><text:span text:style-name="T34">Como esta máquina brinda servicios (web, mysql, ssh ,etc) nos aseguraremos que la máquina virtual para que tenga una IP visible a la red</text:span>:</text:p>
      <text:list xml:id="list141741127651865" text:continue-list="list141739124772344" text:style-name="L4">
        <text:list-item>
          <text:p text:style-name="P25">Seleccionar la máquina <text:span text:style-name="T18">“</text:span><text:span text:style-name="T19">T</text:span><text:span text:style-name="T20">URNKEY</text:span><text:span text:style-name="T18"> </text:span><text:span text:style-name="T20">LAMP</text:span><text:span text:style-name="T18">”</text:span> y hacer click en el botón “Configuración”.</text:p>
        </text:list-item>
        <text:list-item>
          <text:p text:style-name="P25">Elegir del panel de la izquierda la opción “<text:span text:style-name="T23">Red</text:span>”</text:p>
        </text:list-item>
        <text:list-item>
          <text:p text:style-name="P25"><text:span text:style-name="T23">En el panel de la derecha en la opción “Conectado a:” verificar que esté seleccionado “Adaptador Puente” y la interfaz por la cual nos conectamos a la red, por ejemplo eth0, wlan0, etc.</text:span></text:p>
        </text:list-item>
        <text:list-item>
          <text:p text:style-name="P12">Hacer click en el botón “OK”</text:p>
        </text:list-item>
      </text:list>
      <text:p text:style-name="P30"/>
      <text:p text:style-name="P30">Seleccionar la máquina <text:span text:style-name="T18">“Prueba 1 2017”</text:span> y hacer click en el botón “<text:span text:style-name="T23">Iniciar</text:span>” <text:span text:style-name="T23">para arrancar la máquina y efectuar la configuración inicial.</text:span></text:p>
      <text:list xml:id="list141739899273582" text:continue-numbering="true" text:style-name="L4">
        <text:list-item>
          <text:p text:style-name="P43">Al arrancar la primera vez, nos pedirá que ingresemos la password que deseemos para el usuario root. Ingresar como password “<text:span text:style-name="T33">Alumno2017</text:span>” y confirmarla <text:span text:style-name="T33">(Turnkey exige que la password tenga al menos 8 caracteres, mezcla de mayúsculas y minúsculas y números).</text:span></text:p>
        </text:list-item>
        <text:list-item>
          <text:p text:style-name="P47">Nos pedirá a continuación la contraseña del usuario DBA de MySQL. <text:s/><text:span text:style-name="T32">Ingresar como password “</text:span>Alumno2017<text:span text:style-name="T32">” y confirmarla.</text:span></text:p>
        </text:list-item>
        <text:list-item>
          <text:p text:style-name="P47">En la pantalla “Hub Services” dejar la API key en blanco y seleccionar “Apply”</text:p>
        </text:list-item>
        <text:list-item>
          <text:p text:style-name="P47">En la pantalla “System Notifications...” dejar el email en blanco y seleccionar “Skip”.</text:p>
        </text:list-item>
        <text:list-item>
          <text:p text:style-name="P47">En la pantalla “Security Updates” seleccionar “Skip”.</text:p>
        </text:list-item>
        <text:list-item>
          <text:p text:style-name="P14">Nos aparece una pantalla donde figuran las I<text:span text:style-name="T34">P</text:span>s y puertos de los servicios instalados en la máquina virtual.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52c41"/>
    </style:style>
    <style:style style:name="MT3" style:family="text">
      <style:text-properties style:font-name="Liberation Sans1" fo:font-size="9pt" style:font-size-asian="9pt" style:font-name-complex="Arial1" style:font-size-complex="9pt"/>
    </style:style>
    <style:style style:name="MT4" style:family="text">
      <style:text-properties style:font-name="Liberation Sans1" fo:font-size="9pt" style:font-size-asian="9pt" style:font-size-complex="9pt"/>
    </style:style>
    <style:style style:name="M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6" style:family="text">
      <style:text-properties fo:color="#0000ff" style:font-name="Liberation Sans1" fo:font-size="9pt" fo:font-weight="bold" officeooo:rsid="00452c41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1 - <text:span text:style-name="MT2">VirtualBox</text:span></text:p>
      </style:header>
      <style:footer>
        <text:p text:style-name="MP3"><text:span text:style-name="MT3">Ing. Arellano</text:span><text:span text:style-name="MT4"><text:tab/></text:span><text:span text:style-name="MT5">Año 201</text:span><text:span text:style-name="MT6">7</text:span><text:span text:style-name="MT4"><text:tab/></text:span><text:span text:style-name="Page_20_Number"><text:span text:style-name="MT3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1</dc:title>
    <dc:subject>Uso de VirtualBox</dc:subject>
    <meta:initial-creator>Gabriel </meta:initial-creator>
    <meta:creation-date>2015-03-25T17:24:42.108309479</meta:creation-date>
    <dc:language>en-US</dc:language>
    <meta:editing-cycles>39</meta:editing-cycles>
    <meta:editing-duration>PT3H4M46S</meta:editing-duration>
    <dc:date>2017-03-08T14:17:38.996072099</dc:date>
    <meta:keyword>consolidacion tics virtualbox</meta:keyword>
    <meta:document-statistic meta:table-count="0" meta:image-count="0" meta:object-count="0" meta:page-count="5" meta:paragraph-count="113" meta:word-count="1489" meta:character-count="8784" meta:non-whitespace-character-count="7495"/>
    <meta:user-defined meta:name="Info 1"/>
    <meta:user-defined meta:name="Info 2"/>
    <meta:user-defined meta:name="Info 3"/>
    <meta:user-defined meta:name="Info 4"/>
  </office:meta>
</office:document-meta>
</file>